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daff" officeooo:paragraph-rsid="0010daff"/>
    </style:style>
    <style:style style:name="P2" style:family="paragraph" style:parent-style-name="Standard">
      <style:paragraph-properties fo:text-align="center" style:justify-single-word="false"/>
      <style:text-properties officeooo:rsid="0010daff" officeooo:paragraph-rsid="0010daff"/>
    </style:style>
    <style:style style:name="P3" style:family="paragraph" style:parent-style-name="Standard">
      <style:text-properties officeooo:rsid="0010daff" officeooo:paragraph-rsid="00110469"/>
    </style:style>
    <style:style style:name="P4" style:family="paragraph" style:parent-style-name="Standard">
      <style:text-properties fo:font-style="italic" officeooo:rsid="0010daff" officeooo:paragraph-rsid="0010daff" style:font-style-asian="italic" style:font-style-complex="italic"/>
    </style:style>
    <style:style style:name="P5" style:family="paragraph" style:parent-style-name="Standard">
      <style:text-properties officeooo:rsid="00110469" officeooo:paragraph-rsid="00110469"/>
    </style:style>
    <style:style style:name="P6" style:family="paragraph" style:parent-style-name="Standard">
      <style:text-properties officeooo:rsid="00110469" officeooo:paragraph-rsid="00124630"/>
    </style:style>
    <style:style style:name="P7" style:family="paragraph" style:parent-style-name="Standard">
      <style:text-properties officeooo:rsid="0013a76b" officeooo:paragraph-rsid="0013a76b"/>
    </style:style>
    <style:style style:name="P8" style:family="paragraph" style:parent-style-name="Standard">
      <style:text-properties officeooo:rsid="0014eb38" officeooo:paragraph-rsid="0014eb38"/>
    </style:style>
    <style:style style:name="P9" style:family="paragraph" style:parent-style-name="Heading_20_3">
      <style:paragraph-properties fo:break-before="page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ff66cc"/>
      <style:paragraph-properties fo:text-align="center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66ccff"/>
      <style:paragraph-properties fo:text-align="center"/>
    </style:style>
    <style:style style:name="P16" style:family="paragraph">
      <loext:graphic-properties draw:fill-color="#3333ff"/>
      <style:paragraph-properties fo:text-align="center"/>
    </style:style>
    <style:style style:name="P17" style:family="paragraph">
      <loext:graphic-properties draw:fill-color="#00ffff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officeooo:rsid="0011046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246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4630" style:font-weight-asian="bold" style:font-weight-complex="bold"/>
    </style:style>
    <style:style style:name="T6" style:family="text">
      <style:text-properties fo:font-weight="bold" officeooo:rsid="0014eb38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24630"/>
    </style:style>
    <style:style style:name="T9" style:family="text">
      <style:text-properties style:text-position="0% 100%" officeooo:rsid="0013a76b"/>
    </style:style>
    <style:style style:name="T10" style:family="text">
      <style:text-properties style:text-position="0% 100%" fo:font-size="10pt" style:font-size-asian="10pt" style:font-size-complex="10pt"/>
    </style:style>
    <style:style style:name="T11" style:family="text">
      <style:text-properties style:text-position="0% 100%" officeooo:rsid="00158922"/>
    </style:style>
    <style:style style:name="T12" style:family="text">
      <style:text-properties officeooo:rsid="00124630"/>
    </style:style>
    <style:style style:name="T13" style:family="text">
      <style:text-properties officeooo:rsid="0013a76b"/>
    </style:style>
    <style:style style:name="T14" style:family="text">
      <style:text-properties style:text-position="super 58%"/>
    </style:style>
    <style:style style:name="T15" style:family="text">
      <style:text-properties officeooo:rsid="0014eb38"/>
    </style:style>
    <style:style style:name="T16" style:family="text">
      <style:text-properties style:text-position="-33% 58%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3102in" fo:min-width="0.9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ff3333" draw:textarea-horizontal-align="justify" draw:textarea-vertical-align="middle" draw:auto-grow-height="false" fo:min-height="0.1575in" fo:min-width="0.157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ff66cc" draw:textarea-horizontal-align="justify" draw:textarea-vertical-align="middle" draw:auto-grow-height="false" fo:min-height="0.1382in" fo:min-width="0.1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cc00" draw:textarea-horizontal-align="justify" draw:textarea-vertical-align="middle" draw:auto-grow-height="false" fo:min-height="0.1382in" fo:min-width="0.1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2909in" fo:min-width="0.94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66ccff" draw:textarea-horizontal-align="justify" draw:textarea-vertical-align="middle" draw:auto-grow-height="false" fo:min-height="0.1382in" fo:min-width="0.1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-color="#3333ff" draw:textarea-horizontal-align="justify" draw:textarea-vertical-align="middle" draw:auto-grow-height="false" fo:min-height="0.1382in" fo:min-width="0.1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00ffff" draw:textarea-horizontal-align="justify" draw:textarea-vertical-align="middle" draw:auto-grow-height="false" fo:min-height="0.1382in" fo:min-width="0.1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ving Isomorphism Using Indexing</text:p>
      <text:p text:style-name="P2">by Sven Nilsen, 2020</text:p>
      <text:p text:style-name="P1"/>
      <text:p text:style-name="P4">In this paper I present a technique in Path Semantical Logic to prove isomorphism.</text:p>
      <text:p text:style-name="P1"/>
      <text:p text:style-name="P1">An isomorphism<text:span text:style-name="T14"><text:reference-ref text:reference-format="text" text:ref-name="isomorphism">[1]</text:reference-ref></text:span> is the existence of a map between two collections of objects such that each object in the two collections has a partner object in the other collection. When using indexing to prove an isomorphism, each <text:span text:style-name="T12">end point of a </text:span>pair is assigned a unique number.</text:p>
      <text:p text:style-name="P1"><draw:line text:anchor-type="paragraph" draw:z-index="0" draw:name="Shape3" draw:style-name="gr1" draw:text-style-name="P10" svg:x1="1.9626in" svg:y1="1.3307in" svg:x2="4.5327in" svg:y2="1.3445in"><text:p/></draw:line><draw:line text:anchor-type="paragraph" draw:z-index="1" draw:name="Shape3" draw:style-name="gr1" draw:text-style-name="P10" svg:x1="2.2846in" svg:y1="0.965in" svg:x2="4.4894in" svg:y2="0.6575in"><text:p/></draw:line><draw:line text:anchor-type="paragraph" draw:z-index="2" draw:name="Shape3" draw:style-name="gr1" draw:text-style-name="P10" svg:x1="1.9555in" svg:y1="0.6362in" svg:x2="4.2319in" svg:y2="1.0083in"><text:p/></draw:line><draw:custom-shape text:anchor-type="paragraph" draw:z-index="10" draw:name="Shape2" draw:style-name="gr9" draw:text-style-name="P17" svg:width="0.2217in" svg:height="0.2217in" svg:x="4.4335in" svg:y="1.2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8" draw:text-style-name="P16" svg:width="0.2217in" svg:height="0.2217in" svg:x="4.111in" svg:y="0.8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7" draw:text-style-name="P15" svg:width="0.2217in" svg:height="0.2217in" svg:x="4.3898in" svg:y="0.5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6" draw:text-style-name="P11" svg:width="0.9669in" svg:height="1.3106in" svg:x="3.902in" svg:y="0.3283in"><text:p/><draw:enhanced-geometry svg:viewBox="0 0 21600 21600" draw:type="rectangle" draw:enhanced-path="M 0 0 L 21600 0 21600 21600 0 21600 0 0 Z N"/></draw:custom-shape><draw:custom-shape text:anchor-type="paragraph" draw:z-index="6" draw:name="Shape2" draw:style-name="gr5" draw:text-style-name="P14" svg:width="0.2217in" svg:height="0.2217in" svg:x="1.8555in" svg:y="1.2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2" draw:style-name="gr4" draw:text-style-name="P13" svg:width="0.2217in" svg:height="0.2217in" svg:x="2.178in" svg:y="0.8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3" draw:text-style-name="P12" svg:width="0.2217in" svg:height="0.2217in" svg:x="1.8555in" svg:y="0.5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1" svg:width="0.9669in" svg:height="1.3106in" svg:x="1.6835in" svg:y="0.3283in"><text:p/><draw:enhanced-geometry svg:viewBox="0 0 21600 21600" draw:type="rectangle" draw:enhanced-path="M 0 0 L 21600 0 21600 21600 0 21600 0 0 Z N"/></draw:custom-shape></text:p>
      <text:p text:style-name="P1"/>
      <text:p text:style-name="P1"><draw:frame text:anchor-type="paragraph" draw:z-index="14" draw:name="Shape5" draw:style-name="gr11" draw:text-style-name="P18" svg:width="0.2295in" svg:height="0.2496in" svg:x="2.1272in" svg:y="0.0252in"><draw:text-box><text:p>a<text:span text:style-name="T16">0</text:span></text:p></draw:text-box></draw:frame><draw:frame text:anchor-type="paragraph" draw:z-index="17" draw:name="Shape5" draw:style-name="gr11" draw:text-style-name="P18" svg:width="0.2295in" svg:height="0.2496in" svg:x="4.6398in" svg:y="0.0583in"><draw:text-box><text:p>b<text:span text:style-name="T16">0</text:span></text:p></draw:text-box></draw:frame><draw:frame text:anchor-type="paragraph" draw:z-index="12" draw:name="Shape4" draw:style-name="gr10" draw:text-style-name="P18" svg:width="0.1933in" svg:height="0.1925in" svg:x="2.3563in" svg:y="0.1319in"><draw:text-box><text:p>2</text:p></draw:text-box></draw:frame><draw:frame text:anchor-type="paragraph" draw:z-index="11" draw:name="Shape4" draw:style-name="gr10" draw:text-style-name="P18" svg:width="0.1933in" svg:height="0.1925in" svg:x="4.2665in" svg:y="0.0819in"><draw:text-box><text:p>0</text:p></draw:text-box></draw:frame></text:p>
      <text:p text:style-name="P1"/>
      <text:p text:style-name="P1"><draw:frame text:anchor-type="paragraph" draw:z-index="15" draw:name="Shape5" draw:style-name="gr11" draw:text-style-name="P18" svg:width="0.2295in" svg:height="0.2496in" svg:x="2.0126in" svg:y="0.0638in"><draw:text-box><text:p>a<text:span text:style-name="T16">1</text:span></text:p></draw:text-box></draw:frame><draw:frame text:anchor-type="paragraph" draw:z-index="18" draw:name="Shape5" draw:style-name="gr11" draw:text-style-name="P18" svg:width="0.2295in" svg:height="0.2496in" svg:x="4.4181in" svg:y="0.1047in"><draw:text-box><text:p>b<text:span text:style-name="T16">1</text:span></text:p></draw:text-box></draw:frame><draw:frame text:anchor-type="paragraph" draw:z-index="20" draw:name="Shape4" draw:style-name="gr10" draw:text-style-name="P18" svg:width="0.1933in" svg:height="0.1925in" svg:x="3.989in" svg:y="0.0063in"><draw:text-box><text:p>2</text:p></draw:text-box></draw:frame></text:p>
      <text:p text:style-name="P1"><draw:frame text:anchor-type="paragraph" draw:z-index="21" draw:name="Shape4" draw:style-name="gr10" draw:text-style-name="P18" svg:width="0.1933in" svg:height="0.1925in" svg:x="2.4571in" svg:y="0.0071in"><draw:text-box><text:p>0</text:p></draw:text-box></draw:frame></text:p>
      <text:p text:style-name="P1"><draw:frame text:anchor-type="paragraph" draw:z-index="19" draw:name="Shape5" draw:style-name="gr11" draw:text-style-name="P18" svg:width="0.2295in" svg:height="0.2496in" svg:x="4.6898in" svg:y="0.0835in"><draw:text-box><text:p>b<text:span text:style-name="T16">2</text:span></text:p></draw:text-box></draw:frame></text:p>
      <text:p text:style-name="P1"><draw:frame text:anchor-type="paragraph" draw:z-index="16" draw:name="Shape5" draw:style-name="gr11" draw:text-style-name="P18" svg:width="0.2295in" svg:height="0.2496in" svg:x="2.0772in" svg:y="0.0028in"><draw:text-box><text:p>a<text:span text:style-name="T16">2</text:span></text:p></draw:text-box></draw:frame><draw:frame text:anchor-type="paragraph" draw:z-index="13" draw:name="Shape4" draw:style-name="gr10" draw:text-style-name="P18" svg:width="0.1933in" svg:height="0.1925in" svg:x="2.3063in" svg:y="0.0028in"><draw:text-box><text:p>1</text:p></draw:text-box></draw:frame><draw:frame text:anchor-type="paragraph" draw:z-index="22" draw:name="Shape4" draw:style-name="gr10" draw:text-style-name="P18" svg:width="0.1933in" svg:height="0.1925in" svg:x="4.1744in" svg:y="0.0028in"><draw:text-box><text:p>1</text:p></draw:text-box></draw:frame></text:p>
      <text:p text:style-name="P1"/>
      <text:p text:style-name="P1"/>
      <text:p text:style-name="P3">In normal propositional logic<text:span text:style-name="T14"><text:reference-ref text:reference-format="text" text:ref-name="propositional calculus">[2]</text:reference-ref></text:span>, proving an isomorphism is very difficult.</text:p>
      <text:p text:style-name="P5">The reason is that uniqueness requires adding many axioms.</text:p>
      <text:p text:style-name="P5"/>
      <text:p text:style-name="P3"><text:span text:style-name="T1">In Path Semantical Logic with level 1 and 0, there are two groups of propositions.</text:span></text:p>
      <text:p text:style-name="P3"><text:span text:style-name="T1">An equality in level 1 propagates into an equality in level 0 between uniquely associated propositions.</text:span></text:p>
      <text:p text:style-name="P5">Although this is difficult to wrap your head around, one can think of level 0 as types and 1 as members:</text:p>
      <text:p text:style-name="P5"/>
      <text:p text:style-name="P5"><text:tab/><text:span text:style-name="T4">Members </text:span><text:span text:style-name="T5">(</text:span><text:span text:style-name="T6">Level </text:span><text:span text:style-name="T5">1)</text:span><text:span text:style-name="T4"><text:tab/><text:tab/>Types </text:span><text:span text:style-name="T5">(</text:span><text:span text:style-name="T6">Level </text:span><text:span text:style-name="T5">0)</text:span></text:p>
      <text:p text:style-name="P5"><text:tab/>a<text:span text:style-name="T2">0</text:span>, a<text:span text:style-name="T2">1</text:span>, a<text:span text:style-name="T2">2</text:span><text:tab/><text:tab/><text:tab/>A</text:p>
      <text:p text:style-name="P5"><text:tab/>b<text:span text:style-name="T2">0</text:span>, b<text:span text:style-name="T2">1</text:span>, b<text:span text:style-name="T2">2</text:span><text:tab/><text:tab/><text:tab/>B</text:p>
      <text:p text:style-name="P5"><text:tab/>i<text:span text:style-name="T2">0</text:span>, i<text:span text:style-name="T2">1</text:span></text:p>
      <text:p text:style-name="P5"/>
      <text:p text:style-name="P5">The two propositions `i<text:span text:style-name="T2">0</text:span>` and `i<text:span text:style-name="T2">1</text:span>` are used for indexing, encoding the index like a binary number:</text:p>
      <text:p text:style-name="P5"/>
      <text:p text:style-name="P5"><text:tab/>¬i<text:span text:style-name="T2">0</text:span><text:span text:style-name="T7">∧</text:span>¬i<text:span text:style-name="T2">1</text:span><text:tab/><text:tab/><text:span text:style-name="T13">00<text:tab/></text:span>0</text:p>
      <text:p text:style-name="P5"><text:tab/>¬i<text:span text:style-name="T2">0</text:span><text:span text:style-name="T7">∧</text:span>i<text:span text:style-name="T2">1</text:span><text:tab/><text:tab/><text:span text:style-name="T13">01<text:tab/></text:span>1</text:p>
      <text:p text:style-name="P5"><text:tab/>i<text:span text:style-name="T2">0</text:span><text:span text:style-name="T7">∧</text:span>¬i<text:span text:style-name="T2">1</text:span><text:tab/><text:tab/><text:span text:style-name="T13">10<text:tab/></text:span>2</text:p>
      <text:p text:style-name="P5"><text:tab/><text:span text:style-name="T7">i</text:span><text:span text:style-name="T2">0</text:span><text:span text:style-name="T7">∧i</text:span><text:span text:style-name="T2">1</text:span><text:tab/><text:tab/><text:span text:style-name="T13">11<text:tab/></text:span>3</text:p>
      <text:p text:style-name="P5"/>
      <text:p text:style-name="P5">Using the Index Theorem<text:span text:style-name="T14"><text:reference-ref text:reference-format="text" text:ref-name="index theorem">[3]</text:reference-ref></text:span>, one can <text:span text:style-name="T15">at the same time set</text:span> type membership and an index:</text:p>
      <text:p text:style-name="P5"/>
      <text:p text:style-name="P6"><text:tab/><text:span text:style-name="T12">(</text:span>A<text:span text:style-name="T7">∧</text:span><text:span text:style-name="T8">0)=a</text:span><text:span text:style-name="T3">0</text:span><text:span text:style-name="T8"><text:tab/>(B</text:span><text:span text:style-name="T7">∧</text:span><text:span text:style-name="T8">0)=b</text:span><text:span text:style-name="T3">0</text:span></text:p>
      <text:p text:style-name="P6"><text:span text:style-name="T8"><text:tab/>(A</text:span><text:span text:style-name="T7">∧</text:span><text:span text:style-name="T9">1</text:span><text:span text:style-name="T8">)=a</text:span><text:span text:style-name="T3">1</text:span><text:span text:style-name="T8"><text:tab/>(B</text:span><text:span text:style-name="T7">∧</text:span><text:span text:style-name="T9">1</text:span><text:span text:style-name="T8">)=b</text:span><text:span text:style-name="T3">1</text:span></text:p>
      <text:p text:style-name="P6"><text:span text:style-name="T8"><text:tab/>(A</text:span><text:span text:style-name="T7">∧</text:span><text:span text:style-name="T9">2</text:span><text:span text:style-name="T8">)=a</text:span><text:span text:style-name="T3">2</text:span><text:span text:style-name="T8"><text:tab/>(B</text:span><text:span text:style-name="T7">∧</text:span><text:span text:style-name="T9">2</text:span><text:span text:style-name="T8">)=b</text:span><text:span text:style-name="T3">2</text:span></text:p>
      <text:p text:style-name="P6"><text:span text:style-name="T8"/></text:p>
      <text:p text:style-name="P8"><text:span text:style-name="T8">T</text:span><text:span text:style-name="T7">hat is all! </text:span><text:span text:style-name="T11">This is sufficient for isomorphism and</text:span><text:span text:style-name="T7"> does not include e.g. `a</text:span><text:span text:style-name="T2">0</text:span><text:span text:style-name="T7"> ¬= a</text:span><text:span text:style-name="T2">1</text:span><text:span text:style-name="T7">`.</text:span></text:p>
      <text:p text:style-name="P6"><text:span text:style-name="T8"/></text:p>
      <text:p text:style-name="P7"><text:span text:style-name="T8">Q.</text:span><text:span text:style-name="T7">E.D.</text:span></text:p>
      <text:h text:style-name="P9" text:outline-level="3">References:</text:h>
      <text:p text:style-name="P7"><text:span text:style-name="T7"/></text:p>
      <text:p text:style-name="P7"><text:reference-mark-start text:name="isomorphism"/><text:span text:style-name="T7">[1]</text:span><text:reference-mark-end text:name="isomorphism"/><text:span text:style-name="T7"><text:tab/>“Isomorphism”</text:span></text:p>
      <text:p text:style-name="P7"><text:span text:style-name="T7"><text:tab/>Wikipedia</text:span></text:p>
      <text:p text:style-name="P7"><text:span text:style-name="T7"><text:tab/></text:span><text:a xlink:type="simple" xlink:href="https://en.wikipedia.org/wiki/Isomorphism" text:style-name="Internet_20_link" text:visited-style-name="Visited_20_Internet_20_Link"><text:span text:style-name="T10">https://en.wikipedia.org/wiki/Isomorphism</text:span></text:a></text:p>
      <text:p text:style-name="P7"><text:span text:style-name="T7"/></text:p>
      <text:p text:style-name="P7"><text:reference-mark-start text:name="propositional calculus"/><text:span text:style-name="T7">[2]</text:span><text:reference-mark-end text:name="propositional calculus"/><text:span text:style-name="T7"><text:tab/>“Propositional calculus”</text:span></text:p>
      <text:p text:style-name="P7"><text:span text:style-name="T7"><text:tab/>Wikipedia</text:span></text:p>
      <text:p text:style-name="P7"><text:span text:style-name="T7"><text:tab/></text:span><text:a xlink:type="simple" xlink:href="https://en.wikipedia.org/wiki/Propositional_calculus" text:style-name="Internet_20_link" text:visited-style-name="Visited_20_Internet_20_Link"><text:span text:style-name="T10">https://en.wikipedia.org/wiki/Propositional_calculus</text:span></text:a></text:p>
      <text:p text:style-name="P7"><text:span text:style-name="T7"/></text:p>
      <text:p text:style-name="P8"><text:reference-mark-start text:name="index theorem"/><text:span text:style-name="T7">[3]</text:span><text:reference-mark-end text:name="index theorem"/><text:span text:style-name="T7"><text:tab/>“Index Theorem”</text:span></text:p>
      <text:p text:style-name="P8"><text:span text:style-name="T7"><text:tab/>Sven Nilsen, 2020</text:span></text:p>
      <text:p text:style-name="P8"><text:span text:style-name="T7"><text:tab/></text:span><text:a xlink:type="simple" xlink:href="https://github.com/advancedresearch/path_semantics/blob/master/papers-wip/index-theorem.pdf" text:style-name="Internet_20_link" text:visited-style-name="Visited_20_Internet_20_Link"><text:span text:style-name="T10">https://github.com/advancedresearch/path_semantics/blob/master/papers-wip/index-theorem.pdf</text:span></text:a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4:05:27.707612000</meta:creation-date>
    <dc:date>2020-08-19T15:01:54.971492000</dc:date>
    <meta:editing-duration>PT1M18S</meta:editing-duration>
    <meta:editing-cycles>1</meta:editing-cycles>
    <meta:document-statistic meta:table-count="0" meta:image-count="0" meta:object-count="0" meta:page-count="3" meta:paragraph-count="34" meta:word-count="241" meta:character-count="1579" meta:non-whitespace-character-count="1346"/>
    <meta:generator>LibreOffice/5.1.2.2$MacOSX_X86_64 LibreOffice_project/d3bf12ecb743fc0d20e0be0c58ca359301eb705f</meta:generator>
  </office:meta>
</office:document-meta>
</file>